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1" svg:font-family="'Avenir Next'"/>
    <style:font-face style:name="Avenir Next2" svg:font-family="'Avenir Next'" style:font-adornments="Regular"/>
    <style:font-face style:name="Ubuntu Mono3" svg:font-family="'Ubuntu Mono'"/>
    <style:font-face style:name="Ubuntu Mono4" svg:font-family="'Ubuntu Mono'" style:font-adornments="Regular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venir Next" svg:font-family="'Avenir Next'" style:font-pitch="variable"/>
    <style:font-face style:name="Avenir Next Condensed" svg:font-family="'Avenir Next Condensed'" style:font-pitch="variable"/>
    <style:font-face style:name="Avenir Next Condensed1" svg:font-family="'Avenir Next Condensed'" style:font-adornments="Regula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d8ff" draw:marker-start-width="0.355cm" draw:marker-end="Arrow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579d1c" draw:marker-start-width="0.355cm" draw:marker-end-width="0.355cm" draw:fill-color="#ffffff" draw:textarea-horizontal-align="justify" draw:textarea-vertical-align="middle" draw:auto-grow-height="false" fo:min-height="0.388cm" fo:min-width="3.18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c5000b" draw:marker-start-width="0.355cm" draw:marker-end-width="0.355cm" draw:fill-color="#ffffff" draw:textarea-horizontal-align="justify" draw:textarea-vertical-align="middle" draw:auto-grow-height="false" fo:min-height="0.388cm" fo:min-width="3.18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d8ff" draw:marker-start-width="0.355cm" draw:marker-end-width="0.355cm" draw:fill-color="#ffffff" draw:textarea-horizontal-align="justify" draw:textarea-vertical-align="middle" draw:auto-grow-height="false" fo:min-height="0.703cm" fo:min-width="3.501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d8ff" draw:marker-start-width="0.355cm" draw:marker-end-width="0.355cm" draw:fill-color="#ffffff" draw:textarea-horizontal-align="justify" draw:textarea-vertical-align="middle" draw:auto-grow-height="false" fo:min-height="0.653cm" fo:min-width="3.451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3f90" draw:marker-start-width="0.355cm" draw:marker-end-width="0.355cm" draw:fill-color="#ffffff" draw:textarea-horizontal-align="justify" draw:textarea-vertical-align="middle" draw:auto-grow-height="false" fo:min-height="1.649cm" fo:min-width="4.19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3f90" draw:marker-start-width="0.355cm" draw:marker-end-width="0.355cm" draw:fill-color="#ffffff" draw:textarea-horizontal-align="justify" draw:textarea-vertical-align="middle" draw:auto-grow-height="false" fo:min-height="0.388cm" fo:min-width="3.18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9" style:family="graphic" style:parent-style-name="standard">
      <style:graphic-properties svg:stroke-width="0.051cm" svg:stroke-color="#4b1f6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1" style:family="graphic" style:parent-style-name="standard">
      <style:graphic-properties svg:stroke-width="0.051cm" svg:stroke-color="#9900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cc66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9999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3399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cc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Ubuntu Mono2" fo:font-size="18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style:font-name="Avenir Next Condensed1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Avenir Next" fo:font-size="18pt" style:font-size-asian="18pt" style:font-size-complex="18pt"/>
    </style:style>
    <style:style style:name="P6" style:family="paragraph">
      <loext:graphic-properties draw:fill="none" draw:fill-color="#ffffff"/>
      <style:text-properties style:font-name="Ubuntu Mono1" fo:font-size="18pt" style:font-size-asian="18pt" style:font-size-complex="18pt"/>
    </style:style>
    <style:style style:name="T1" style:family="text">
      <style:text-properties style:font-name="Ubuntu Mono2" fo:font-size="18pt" style:font-size-asian="18pt" style:font-size-complex="18pt"/>
    </style:style>
    <style:style style:name="T2" style:family="text">
      <style:text-properties style:font-name="Avenir Next Condensed1" fo:font-size="18pt" style:font-size-asian="18pt" style:font-size-complex="18pt"/>
    </style:style>
    <style:style style:name="T3" style:family="text">
      <style:text-properties style:font-name="Ubuntu Mono4" fo:font-size="18pt" style:font-name-asian="Ubuntu Mono4" style:font-size-asian="18pt" style:font-name-complex="Ubuntu Mono4" style:font-size-complex="18pt"/>
    </style:style>
    <style:style style:name="T4" style:family="text">
      <style:text-properties style:font-name="Avenir Next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Avenir Next" fo:font-size="18pt" style:font-size-asian="18pt" style:font-size-complex="18pt"/>
    </style:style>
    <style:style style:name="T6" style:family="text">
      <style:text-properties style:font-name="Ubuntu Mono1" fo:font-size="18pt" style:font-name-asian="Avenir Next2" style:font-size-asian="18pt" style:font-name-complex="Avenir Next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655cm" svg:y1="3.667cm" svg:x2="9.115cm" svg:y2="6.207cm">
          <text:p/>
        </draw:line>
        <draw:line draw:style-name="gr1" draw:text-style-name="P1" draw:layer="layout" svg:x1="14.828cm" svg:y1="3.654cm" svg:x2="17.368cm" svg:y2="6.194cm">
          <text:p/>
        </draw:line>
        <draw:custom-shape draw:style-name="gr2" draw:text-style-name="P3" draw:layer="layout" svg:width="3.81cm" svg:height="0.762cm" svg:x="9.369cm" svg:y="4.556cm">
          <text:p text:style-name="P2"><text:span text:style-name="T1">T</text:span><text:span text:style-name="T1">r</text:span><text:span text:style-name="T1">u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1cm" svg:height="0.762cm" svg:x="13.433cm" svg:y="4.556cm">
          <text:p text:style-name="P2"><text:span text:style-name="T1">F</text:span><text:span text:style-name="T1">a</text:span><text:span text:style-name="T1">l</text:span><text:span text:style-name="T1">s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001cm" svg:height="1.905cm" svg:x="9.242cm" svg:y="2.143cm">
          <text:p text:style-name="P2"><text:span text:style-name="T2">n</text:span><text:span text:style-name="T2">o</text:span><text:span text:style-name="T2">t </text:span><text:span text:style-name="T2">a</text:span><text:span text:style-name="T2">l</text:span><text:span text:style-name="T2">p</text:span><text:span text:style-name="T2">h</text:span><text:span text:style-name="T2">a</text:span><text:span text:style-name="T2">b</text:span><text:span text:style-name="T2">e</text:span><text:span text:style-name="T2">ti</text:span><text:span text:style-name="T2">c</text:span><text:span text:style-name="T2">a</text:span><text:span text:style-name="T2">l</text:span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4" draw:layer="layout" svg:width="8.001cm" svg:height="1.905cm" svg:x="13.433cm" svg:y="6.207cm">
          <text:p text:style-name="P2"><text:span text:style-name="T2">not </text:span><text:span text:style-name="T2">upper-</text:span><text:span text:style-name="T2">cas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15.846cm" svg:y1="7.744cm" svg:x2="13.306cm" svg:y2="10.284cm">
          <text:p/>
        </draw:line>
        <draw:line draw:style-name="gr1" draw:text-style-name="P1" draw:layer="layout" svg:x1="19.019cm" svg:y1="7.731cm" svg:x2="19.021cm" svg:y2="11.795cm">
          <text:p/>
        </draw:line>
        <draw:custom-shape draw:style-name="gr2" draw:text-style-name="P3" draw:layer="layout" svg:width="3.81cm" svg:height="0.762cm" svg:x="13.56cm" svg:y="8.633cm">
          <text:p text:style-name="P2"><text:span text:style-name="T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1cm" svg:height="0.762cm" svg:x="17.624cm" svg:y="8.633cm">
          <text:p text:style-name="P2"><text:span text:style-name="T1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953cm" svg:height="2.159cm" svg:x="6.64cm" svg:y="6.207cm">
          <text:p text:style-name="P2"><text:span text:style-name="T3">"There are only</text:span></text:p>
          <text:p text:style-name="P2"><text:span text:style-name="T3">letters in</text:span></text:p>
          <text:p text:style-name="P2"><text:span text:style-name="T3">Scrabble.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953cm" svg:height="2.159cm" svg:x="14.957cm" svg:y="11.795cm">
          <text:p text:style-name="P2"><text:span text:style-name="T3">"You entered</text:span></text:p>
          <text:p text:style-name="P2"><text:span text:style-name="T3">%s.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81cm" svg:height="0.762cm" svg:x="11.274cm" svg:y="10.271cm">
          <text:p text:style-name="P2"><text:span text:style-name="T1">.upp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306cm" svg:y1="11.033cm" svg:x2="15.084cm" svg:y2="11.922cm">
          <text:p/>
        </draw:line>
      </draw:page>
      <draw:page draw:name="page2" draw:style-name="dp1" draw:master-page-name="Default">
        <draw:line draw:style-name="gr1" draw:text-style-name="P1" draw:layer="layout" svg:x1="11.655cm" svg:y1="3.667cm" svg:x2="9.115cm" svg:y2="6.207cm">
          <text:p/>
        </draw:line>
        <draw:line draw:style-name="gr1" draw:text-style-name="P1" draw:layer="layout" svg:x1="14.828cm" svg:y1="3.654cm" svg:x2="17.368cm" svg:y2="6.194cm">
          <text:p/>
        </draw:line>
        <draw:custom-shape draw:style-name="gr2" draw:text-style-name="P3" draw:layer="layout" svg:width="3.81cm" svg:height="0.762cm" svg:x="9.369cm" svg:y="4.556cm">
          <text:p text:style-name="P2"><text:span text:style-name="T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1cm" svg:height="0.762cm" svg:x="13.433cm" svg:y="4.556cm">
          <text:p text:style-name="P2"><text:span text:style-name="T1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001cm" svg:height="1.905cm" svg:x="9.242cm" svg:y="2.143cm">
          <text:p text:style-name="P2"><text:span text:style-name="T2">positiv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7.493cm" svg:y1="7.747cm" svg:x2="4.953cm" svg:y2="10.287cm">
          <text:p/>
        </draw:line>
        <draw:line draw:style-name="gr1" draw:text-style-name="P1" draw:layer="layout" svg:x1="10.666cm" svg:y1="7.734cm" svg:x2="11.43cm" svg:y2="10.287cm">
          <text:p/>
        </draw:line>
        <draw:custom-shape draw:style-name="gr2" draw:text-style-name="P3" draw:layer="layout" svg:width="3.81cm" svg:height="0.762cm" svg:x="5.207cm" svg:y="8.636cm">
          <text:p text:style-name="P2"><text:span text:style-name="T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1cm" svg:height="0.762cm" svg:x="9.271cm" svg:y="8.636cm">
          <text:p text:style-name="P2"><text:span text:style-name="T1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001cm" svg:height="1.905cm" svg:x="5.08cm" svg:y="6.223cm">
          <text:p text:style-name="P2"><text:span text:style-name="T2">ev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19.048cm" svg:y1="7.734cm" svg:x2="21.588cm" svg:y2="10.274cm">
          <text:p/>
        </draw:line>
        <draw:line draw:style-name="gr1" draw:text-style-name="P1" draw:layer="layout" svg:x1="15.724cm" svg:y1="7.722cm" svg:x2="14.96cm" svg:y2="10.275cm">
          <text:p/>
        </draw:line>
        <draw:custom-shape draw:style-name="gr2" draw:text-style-name="P3" draw:layer="layout" svg:width="3.81cm" svg:height="0.762cm" svg:x="13.589cm" svg:y="8.636cm">
          <text:p text:style-name="P2"><text:span text:style-name="T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1cm" svg:height="0.762cm" svg:x="17.653cm" svg:y="8.636cm">
          <text:p text:style-name="P2"><text:span text:style-name="T1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001cm" svg:height="1.905cm" svg:x="13.462cm" svg:y="6.223cm">
          <text:p text:style-name="P2"><text:span text:style-name="T2">ev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5" draw:layer="layout" svg:width="2.17cm" svg:height="1.119cm" svg:x="20.69cm" svg:y="10.287cm">
          <draw:text-box>
            <text:p><text:span text:style-name="T4">–</text:span><text:span text:style-name="T4">x</text:span><text:span text:style-name="T5"> + 1</text:span></text:p>
          </draw:text-box>
        </draw:frame>
        <draw:frame draw:style-name="gr8" draw:text-style-name="P5" draw:layer="layout" svg:width="1.916cm" svg:height="1.119cm" svg:x="10.49cm" svg:y="10.288cm">
          <draw:text-box>
            <text:p><text:span text:style-name="T4">x</text:span><text:span text:style-name="T5"> + 1</text:span></text:p>
          </draw:text-box>
        </draw:frame>
        <draw:frame draw:style-name="gr8" draw:text-style-name="P5" draw:layer="layout" svg:width="1.916cm" svg:height="1.119cm" svg:x="14.09cm" svg:y="10.287cm">
          <draw:text-box>
            <text:p><text:span text:style-name="T4"><text:s/>–</text:span><text:span text:style-name="T4">x</text:span></text:p>
          </draw:text-box>
        </draw:frame>
        <draw:frame draw:style-name="gr8" draw:text-style-name="P5" draw:layer="layout" svg:width="1.916cm" svg:height="1.119cm" svg:x="4.29cm" svg:y="10.288cm">
          <draw:text-box>
            <text:p><text:span text:style-name="T4">x</text:span></text:p>
          </draw:text-box>
        </draw:frame>
      </draw:page>
      <draw:page draw:name="page3" draw:style-name="dp1" draw:master-page-name="Default">
        <draw:line draw:style-name="gr1" draw:text-style-name="P1" draw:layer="layout" svg:x1="13.208cm" svg:y1="3.175cm" svg:x2="7.62cm" svg:y2="5.334cm">
          <text:p/>
        </draw:line>
        <draw:line draw:style-name="gr1" draw:text-style-name="P1" draw:layer="layout" svg:x1="13.221cm" svg:y1="3.163cm" svg:x2="9.398cm" svg:y2="6.223cm">
          <text:p/>
        </draw:line>
        <draw:line draw:style-name="gr1" draw:text-style-name="P1" draw:layer="layout" svg:x1="13.221cm" svg:y1="3.163cm" svg:x2="11.43cm" svg:y2="6.604cm">
          <text:p/>
        </draw:line>
        <draw:line draw:style-name="gr1" draw:text-style-name="P1" draw:layer="layout" svg:x1="13.221cm" svg:y1="3.163cm" svg:x2="13.208cm" svg:y2="6.858cm">
          <text:p/>
        </draw:line>
        <draw:line draw:style-name="gr1" draw:text-style-name="P1" draw:layer="layout" svg:x1="13.221cm" svg:y1="3.187cm" svg:x2="18.809cm" svg:y2="5.346cm">
          <text:p/>
        </draw:line>
        <draw:line draw:style-name="gr1" draw:text-style-name="P1" draw:layer="layout" svg:x1="13.208cm" svg:y1="3.175cm" svg:x2="17.031cm" svg:y2="6.235cm">
          <text:p/>
        </draw:line>
        <draw:line draw:style-name="gr1" draw:text-style-name="P1" draw:layer="layout" svg:x1="13.208cm" svg:y1="3.175cm" svg:x2="14.999cm" svg:y2="6.616cm">
          <text:p/>
        </draw:line>
        <draw:custom-shape draw:style-name="gr9" draw:text-style-name="P3" draw:layer="layout" svg:width="0.791cm" svg:height="0.762cm" svg:x="9.427cm" svg:y="4.06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001cm" svg:height="1.905cm" svg:x="9.242cm" svg:y="2.143cm">
          <text:p text:style-name="P2"><text:span text:style-name="T2">da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6" draw:layer="layout" svg:width="2.21cm" svg:height="0.886cm" svg:x="5.791cm" svg:y="5.207cm">
          <draw:text-box>
            <text:p><text:span text:style-name="T6">'Sun'</text:span></text:p>
          </draw:text-box>
        </draw:frame>
        <draw:custom-shape draw:style-name="gr11" draw:text-style-name="P3" draw:layer="layout" svg:width="0.791cm" svg:height="0.762cm" svg:x="10.584cm" svg:y="4.445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0.791cm" svg:height="0.762cm" svg:x="11.684cm" svg:y="4.826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791cm" svg:height="0.762cm" svg:x="12.827cm" svg:y="5.08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791cm" svg:height="0.762cm" svg:x="13.97cm" svg:y="4.826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791cm" svg:height="0.762cm" svg:x="15.084cm" svg:y="4.445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0.791cm" svg:height="0.762cm" svg:x="16.227cm" svg:y="4.064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2.21cm" svg:height="0.886cm" svg:x="18.542cm" svg:y="5.21cm">
          <draw:text-box>
            <text:p><text:span text:style-name="T6">'Sat'</text:span></text:p>
          </draw:text-box>
        </draw:frame>
        <draw:frame draw:style-name="gr10" draw:text-style-name="P6" draw:layer="layout" svg:width="2.21cm" svg:height="0.886cm" svg:x="7.62cm" svg:y="6.226cm">
          <draw:text-box>
            <text:p><text:span text:style-name="T6">'Mon'</text:span></text:p>
          </draw:text-box>
        </draw:frame>
        <draw:frame draw:style-name="gr10" draw:text-style-name="P6" draw:layer="layout" svg:width="2.21cm" svg:height="0.886cm" svg:x="16.84cm" svg:y="6.226cm">
          <draw:text-box>
            <text:p><text:span text:style-name="T6">'Fri'</text:span></text:p>
          </draw:text-box>
        </draw:frame>
        <draw:frame draw:style-name="gr10" draw:text-style-name="P6" draw:layer="layout" svg:width="2.21cm" svg:height="0.886cm" svg:x="10.287cm" svg:y="6.607cm">
          <draw:text-box>
            <text:p><text:span text:style-name="T6">'Tue'</text:span></text:p>
          </draw:text-box>
        </draw:frame>
        <draw:frame draw:style-name="gr10" draw:text-style-name="P6" draw:layer="layout" svg:width="2.21cm" svg:height="0.886cm" svg:x="14.046cm" svg:y="6.731cm">
          <draw:text-box>
            <text:p><text:span text:style-name="T6">'Thu'</text:span></text:p>
          </draw:text-box>
        </draw:frame>
        <draw:frame draw:style-name="gr10" draw:text-style-name="P6" draw:layer="layout" svg:width="2.21cm" svg:height="0.886cm" svg:x="12.141cm" svg:y="6.861cm">
          <draw:text-box>
            <text:p><text:span text:style-name="T6">'Wed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1" svg:font-family="'Avenir Next'"/>
    <style:font-face style:name="Avenir Next2" svg:font-family="'Avenir Next'" style:font-adornments="Regular"/>
    <style:font-face style:name="Ubuntu Mono3" svg:font-family="'Ubuntu Mono'"/>
    <style:font-face style:name="Ubuntu Mono4" svg:font-family="'Ubuntu Mono'" style:font-adornments="Regular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venir Next" svg:font-family="'Avenir Next'" style:font-pitch="variable"/>
    <style:font-face style:name="Avenir Next Condensed" svg:font-family="'Avenir Next Condensed'" style:font-pitch="variable"/>
    <style:font-face style:name="Avenir Next Condensed1" svg:font-family="'Avenir Next Condensed'" style:font-adornments="Regula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10:18:22.585913310</meta:creation-date>
    <dc:date>2016-07-29T13:46:45.364323129</dc:date>
    <meta:editing-duration>PT47M59S</meta:editing-duration>
    <meta:editing-cycles>4</meta:editing-cycles>
    <meta:generator>LibreOffice/5.1.5.2$Linux_X86_64 LibreOffice_project/10m0$Build-2</meta:generator>
    <meta:document-statistic meta:object-count="55"/>
  </office:meta>
</office:document-meta>
</file>